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WOS-Pag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Scopus (20 Hits per)</text:p>
          </table:table-cell>
          <table:table-cell office:value-type="string" calcext:value-type="string">
            <text:p>543 (Article &amp; Review)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Pubmed (RCT Limitation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5.1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J5:.J8]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3:.G19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&gt; 5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3:.D28]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&gt; 5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SUM([.B3:.B64])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&gt; Cor: 7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09:10:08.23192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0-11-24T10:34:36.248243608</meta:creation-date>
    <dc:date>2021-01-04T09:13:14.378224090</dc:date>
    <dc:creator>Jim Schmeckenbecher</dc:creator>
    <meta:editing-duration>PT23M38S</meta:editing-duration>
    <meta:editing-cycles>5</meta:editing-cycles>
    <meta:generator>LibreOffice/7.0.0.3$MacOSX_X86_64 LibreOffice_project/8061b3e9204bef6b321a21033174034a5e2ea88e</meta:generator>
    <meta:document-statistic meta:table-count="1" meta:cell-count="193" meta:object-count="0"/>
  </office:meta>
</office:document-meta>
</file>